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bottom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top" draw:auto-grow-height="false"/>
    </style:style>
    <style:style style:name="gr4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marker-start="" draw:marker-end="" draw:textarea-horizontal-align="center" draw:textarea-vertical-align="middl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3" style:family="paragraph">
      <style:text-properties fo:font-family="Verdana" style:font-family-generic="swiss" style:font-pitch="variable" fo:font-size="12pt" style:font-size-asian="12pt" style:font-size-complex="12pt"/>
    </style:style>
    <style:style style:name="P4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font-family="Verdana" style:font-family-generic="swiss" style:font-pitch="variable" fo:font-size="8pt" style:font-size-asian="8pt" style:font-size-complex="8pt"/>
    </style:style>
    <style:style style:name="T3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6.35cm" svg:height="10.16cm" svg:x="1cm" svg:y="7.985cm">
          <text:p text:style-name="P1"><text:span text:style-name="T1">host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2.90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Google Datastore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08cm" svg:height="4.445cm" svg:x="1.635cm" svg:y="8.62cm">
          <text:p text:style-name="P1"><text:span text:style-name="T1">Eve web server</text:span></text:p>
          <text:p text:style-name="P1"><text:span text:style-name="T2">(Java, GA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9.21cm" svg:height="2.54cm" svg:x="1cm" svg:y="2.905cm">
          <text:p text:style-name="P1"><text:span text:style-name="T1">world wide 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.9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4.17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3.5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81cm" svg:y1="13.065cm" svg:x2="4.81cm" svg:y2="14.335cm">
          <text:p/>
        </draw:line>
        <draw:line draw:style-name="gr6" draw:text-style-name="P1" draw:layer="layout" svg:x1="4.175cm" svg:y1="8.62cm" svg:x2="4.175cm" svg:y2="5.445cm">
          <text:p/>
        </draw:line>
        <draw:frame draw:style-name="gr7" draw:text-style-name="P3" draw:layer="layout" svg:width="2.54cm" svg:height="0.885cm" svg:x="4.175cm" svg:y="10.275cm">
          <draw:text-box>
            <text:p><text:span text:style-name="T1">agents</text:span></text:p>
          </draw:text-box>
        </draw:frame>
        <draw:frame draw:style-name="gr7" draw:text-style-name="P3" draw:layer="layout" svg:width="5.08cm" svg:height="1.243cm" svg:x="4.175cm" svg:y="6.08cm">
          <draw:text-box>
            <text:p><text:span text:style-name="T1">JSON-RPC </text:span></text:p>
            <text:p><text:span text:style-name="T1">over HTTP</text:span></text:p>
          </draw:text-box>
        </draw:frame>
        <draw:custom-shape draw:style-name="gr5" draw:text-style-name="P1" draw:layer="layout" svg:width="0.635cm" svg:height="0.635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588cm" svg:y1="10.823cm" svg:x2="1.635cm" svg:y2="18.78cm">
          <text:p/>
        </draw:line>
        <draw:frame draw:style-name="gr7" draw:text-style-name="P3" draw:layer="layout" svg:width="9.525cm" svg:height="0.885cm" svg:x="1cm" svg:y="19.115cm">
          <draw:text-box>
            <text:p><text:span text:style-name="T1">Agent A, http://host1.com/agents/003</text:span></text:p>
          </draw:text-box>
        </draw:frame>
        <draw:custom-shape draw:style-name="gr1" draw:text-style-name="P2" draw:layer="layout" svg:width="6.35cm" svg:height="10.16cm" svg:x="8.62cm" svg:y="7.985cm">
          <text:p text:style-name="P1"><text:span text:style-name="T1">host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1.795cm" svg:y="14.335cm">
          <text:p text:style-name="P1"><text:span text:style-name="T1">Persistent</text:span></text:p>
          <text:p text:style-name="P1"><text:span text:style-name="T1">Database</text:span></text:p>
          <text:p text:style-name="P1"><text:span text:style-name="T2">(CouchDB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5.08cm" svg:height="4.445cm" svg:x="9.255cm" svg:y="8.62cm">
          <text:p text:style-name="P1"><text:span text:style-name="T1">Eve web server</text:span></text:p>
          <text:p text:style-name="P1"><text:span text:style-name="T2">(Javascript, NodeJS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0.52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06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2.4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795cm" svg:y1="8.62cm" svg:x2="11.795cm" svg:y2="5.445cm">
          <text:p/>
        </draw:line>
        <draw:frame draw:style-name="gr7" draw:text-style-name="P3" draw:layer="layout" svg:width="2.54cm" svg:height="0.885cm" svg:x="9.89cm" svg:y="10.91cm">
          <draw:text-box>
            <text:p><text:span text:style-name="T1">agents</text:span></text:p>
          </draw:text-box>
        </draw:frame>
        <draw:frame draw:style-name="gr7" draw:text-style-name="P3" draw:layer="layout" svg:width="5.08cm" svg:height="1.243cm" svg:x="11.795cm" svg:y="6.08cm">
          <draw:text-box>
            <text:p><text:span text:style-name="T1">JSON-RPC </text:span></text:p>
            <text:p><text:span text:style-name="T1">over HTTP</text:span></text:p>
          </draw:text-box>
        </draw:frame>
        <draw:custom-shape draw:style-name="gr5" draw:text-style-name="P1" draw:layer="layout" svg:width="0.635cm" svg:height="0.635cm" svg:x="12.4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9.8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843cm" svg:y1="12.05cm" svg:x2="11.795cm" svg:y2="18.78cm">
          <text:p/>
        </draw:line>
        <draw:frame draw:style-name="gr7" draw:text-style-name="P3" draw:layer="layout" svg:width="9.525cm" svg:height="0.885cm" svg:x="11.16cm" svg:y="19.115cm">
          <draw:text-box>
            <text:p><text:span text:style-name="T1">Agent B, http://host2.com/agents/007</text:span></text:p>
          </draw:text-box>
        </draw:frame>
        <draw:custom-shape draw:style-name="gr1" draw:text-style-name="P2" draw:layer="layout" svg:width="6.35cm" svg:height="10.16cm" svg:x="16.24cm" svg:y="7.985cm">
          <text:p text:style-name="P1"><text:span text:style-name="T1">host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4.445cm" svg:x="16.875cm" svg:y="8.62cm">
          <text:p text:style-name="P1"><text:span text:style-name="T1">Eve web server</text:span></text:p>
          <text:p text:style-name="P1"><text:span text:style-name="T2">(environment x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415cm" svg:y1="8.62cm" svg:x2="19.415cm" svg:y2="5.445cm">
          <text:p/>
        </draw:line>
        <draw:frame draw:style-name="gr7" draw:text-style-name="P3" draw:layer="layout" svg:width="5.08cm" svg:height="1.243cm" svg:x="19.415cm" svg:y="6.08cm">
          <draw:text-box>
            <text:p><text:span text:style-name="T1">JSON-RPC </text:span></text:p>
            <text:p><text:span text:style-name="T1">over HTTP</text:span></text:p>
          </draw:text-box>
        </draw:frame>
        <draw:custom-shape draw:style-name="gr10" draw:text-style-name="P2" draw:layer="layout" svg:width="5.08cm" svg:height="2.54cm" svg:x="16.875cm" svg:y="14.335cm">
          <text:p text:style-name="P1"><text:span text:style-name="T1">Existing</text:span></text:p>
          <text:p text:style-name="P1"><text:span text:style-name="T1">software system</text:span></text:p>
          <draw:enhanced-geometry svg:viewBox="0 0 21600 21600" draw:path-stretchpoint-x="10800" draw:path-stretchpoint-y="10800" draw:text-areas="?f3 ?f4 ?f5 ?f6" draw:type="round-rectangle" draw:modifiers="1283.589138134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145cm" svg:y1="14.335cm" svg:x2="18.145cm" svg:y2="11.795cm">
          <text:p/>
        </draw:line>
        <draw:custom-shape draw:style-name="gr5" draw:text-style-name="P1" draw:layer="layout" svg:width="1.27cm" svg:height="1.27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54cm" svg:height="1.243cm" svg:x="18.78cm" svg:y="10.525cm">
          <draw:text-box>
            <text:p><text:span text:style-name="T1">wrapper</text:span></text:p>
            <text:p><text:span text:style-name="T1">agent</text:span></text:p>
          </draw:text-box>
        </draw:frame>
        <draw:custom-shape draw:style-name="gr1" draw:text-style-name="P2" draw:layer="layout" svg:width="6.35cm" svg:height="10.16cm" svg:x="23.86cm" svg:y="7.98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7.035cm" svg:y1="8.62cm" svg:x2="27.035cm" svg:y2="5.445cm">
          <text:p/>
        </draw:line>
        <draw:frame draw:style-name="gr7" draw:text-style-name="P3" draw:layer="layout" svg:width="2.935cm" svg:height="1.243cm" svg:x="27.035cm" svg:y="6.08cm">
          <draw:text-box>
            <text:p><text:span text:style-name="T1">JSON-RPC </text:span></text:p>
            <text:p><text:span text:style-name="T1">over HTTP</text:span></text:p>
          </draw:text-box>
        </draw:frame>
        <draw:line draw:style-name="gr6" draw:text-style-name="P1" draw:layer="layout" svg:x1="13.065cm" svg:y1="13.065cm" svg:x2="13.065cm" svg:y2="14.335cm">
          <text:p/>
        </draw:line>
        <draw:custom-shape draw:style-name="gr3" draw:text-style-name="P2" draw:layer="layout" svg:width="5.205cm" svg:height="4.445cm" svg:x="24.495cm" svg:y="8.62cm">
          <text:p text:style-name="P1"><text:span text:style-name="T1">User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1.27cm" svg:x="25.76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928cm" svg:height="1.27cm" svg:x="26.772cm" svg:y="11.795cm">
          <draw:text-box>
            <text:p><text:span text:style-name="T1">human</text:span></text:p>
          </draw:text-box>
        </draw:frame>
        <draw:frame draw:style-name="gr13" draw:text-style-name="P3" draw:layer="layout" svg:width="3.81cm" svg:height="2.235cm" svg:x="24.495cm" svg:y="13.7cm">
          <draw:text-box>
            <text:p><text:span text:style-name="T1">Interaction between humans and agents</text:span></text:p>
          </draw:text-box>
        </draw:frame>
        <draw:frame draw:style-name="gr13" draw:text-style-name="P4" draw:layer="layout" svg:width="27.305cm" svg:height="1.52cm" svg:x="1cm" svg:y="1cm">
          <draw:text-box>
            <text:p><text:span text:style-name="T3">Eve</text:span></text:p>
            <text:p><text:span text:style-name="T1">a web-based agent platform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25cm" fo:page-height="21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2-03-08T08:46:12</dc:date>
    <dc:creator>Jos Jong</dc:creator>
    <meta:editing-duration>PT1H19M50S</meta:editing-duration>
    <meta:editing-cycles>24</meta:editing-cycles>
    <meta:generator>LibreOffice/3.4$Unix LibreOffice_project/340m1$Build-402</meta:generator>
    <meta:document-statistic meta:object-count="46"/>
  </office:meta>
</office:document-meta>
</file>